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1868035072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</text:p>
            </text:list-item>
          </text:list>
        </text:list-item>
      </text:list>
      <text:p text:style-name="Standard"/>
      <text:list xml:id="list368451107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423182995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1373448703" text:continue-numbering="true" text:style-name="L1">
        <text:list-item>
          <text:p text:style-name="P4">svært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724728589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</text:p>
        </text:list-item>
      </text:list>
      <text:p text:style-name="Standard"/>
      <text:list xml:id="list357220620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</text:p>
        </text:list-item>
      </text:list>
      <text:p text:style-name="Standard"/>
      <text:list xml:id="list1975260230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1841926370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537006148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2147441553" text:continue-numbering="true" text:style-name="L1">
        <text:list-item>
          <text:p text:style-name="P4"><text:soft-page-break/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1832237425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1174291843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761791585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4:45:14</dc:date>
    <dc:creator>Jo Asplin</dc:creator>
    <meta:editing-duration>PT9M47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33" meta:word-count="600" meta:character-count="3681" meta:non-whitespace-character-count="3139"/>
  </office:meta>
</office:document-meta>
</file>